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224b12" draw:marker-start-width="0.35cm" draw:marker-end-width="0.35cm" draw:fill="gradient" draw:fill-color="#00a933" draw:fill-gradient-name="DegVert30" draw:gradient-step-count="0" draw:textarea-horizontal-align="justify" draw:textarea-vertical-align="middle" draw:auto-grow-height="false" fo:min-height="1.52cm" fo:min-width="1.27cm" fo:padding-top="0.175cm" fo:padding-bottom="0.175cm" fo:padding-left="0.3cm" fo:padding-right="0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0.018cm" fo:min-width="0.702cm" loext:decorative="false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0.019cm" fo:min-width="0.127cm" loext:decorative="false"/>
    </style:style>
    <style:style style:name="P1" style:family="paragraph">
      <loext:graphic-properties draw:fill="gradient" draw:fill-color="#00a933" draw:fill-gradient-name="DegVert30" draw:gradient-step-count="0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path-stretchpoint-x="10800" draw:path-stretchpoint-y="10800" draw:text-areas="?f3 ?f4 ?f5 ?f6" draw:type="round-rectangle" draw:modifiers="2398.66740699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g draw:style-name="gr2">
            <draw:custom-shape draw:style-name="gr3" draw:text-style-name="P2" draw:layer="layout" svg:width="1.202cm" svg:height="0.268cm" draw:transform="skewX (-0.00366519142918805) rotate (0.920137581651411) translate (0.784cm 1.4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627cm" svg:height="0.269cm" draw:transform="rotate (2.45480559293002) translate (0.785cm 1.4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Vert30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2-08T08:26:26.453812117</dc:date>
    <dc:creator>Marc</dc:creator>
    <meta:editing-duration>PT4H3M27S</meta:editing-duration>
    <meta:editing-cycles>17</meta:editing-cycles>
    <meta:generator>LibreOffice/24.2.7.2$Linux_X86_64 LibreOffice_project/420$Build-2</meta:generator>
    <meta:document-statistic meta:object-count="5"/>
  </office:meta>
</office:document-meta>
</file>